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eaf6c" officeooo:paragraph-rsid="000eaf6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eaf6c" officeooo:paragraph-rsid="000eaf6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fc32d" officeooo:paragraph-rsid="000fc32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11effb"/>
    </style:style>
    <style:style style:name="P5" style:family="paragraph" style:parent-style-name="Standard" style:list-style-name="L1">
      <style:text-properties officeooo:paragraph-rsid="00125473"/>
    </style:style>
    <style:style style:name="P6" style:family="paragraph" style:parent-style-name="Standard" style:list-style-name="L1">
      <style:text-properties officeooo:rsid="0011effb" officeooo:paragraph-rsid="0011effb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fc32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06a9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eff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25473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logy</text:p>
      <text:p text:style-name="P3"/>
      <text:p text:style-name="P3">Mycology è una mod di Minecraft che espande il mondo dei funghi.</text:p>
      <text:p text:style-name="P3">Attualmente lo scopo dei funghi è limitato solamente al crafting di determinate recipes e alla decorazione di alcuni biomi.<text:line-break/>Con questa mod invece i funghi non sono solo dei blocchi o item, ma fanno parte di una nuova meccanica di gioco.</text:p>
      <text:p text:style-name="P3"/>
      <text:list xml:id="list252943496" text:style-name="L1">
        <text:list-item>
          <text:p text:style-name="P4"><text:span text:style-name="T2">Ogni fungo appartiene a una specie e ha le sue caratteristiche. Se le condizioni dell’ambiente circostante sono ottimali, sporifica e si riproduce (riproduzione asessuata). Se nelle vicinanze è presente un altro fungo, c’è la piccola possibilità che le loro ife si combinino </text:span><text:span text:style-name="T3">(riproduzione sessuata) </text:span><text:span text:style-name="T2">e che nasca un fungo con nuove caratteristiche, o addirittura una nuova speci</text:span><text:span text:style-name="T3">e!</text:span></text:p>
        </text:list-item>
        <text:list-item>
          <text:p text:style-name="P4"><text:span text:style-name="T4">Il meccanismo della riproduzione avviene seguendo (non alla lettera) le leggi della genetica mendeliana.</text:span></text:p>
        </text:list-item>
        <text:list-item>
          <text:p text:style-name="P6"><text:span text:style-name="T4">M</text:span><text:span text:style-name="T1">olte specie si trovano in natura, altre sono mutazioni genetiche.</text:span></text:p>
        </text:list-item>
        <text:list-item>
          <text:p text:style-name="P5"><text:span text:style-name="T4">Le spore d</text:span><text:span text:style-name="T5">ei</text:span><text:span text:style-name="T4"> fung</text:span><text:span text:style-name="T5">hi</text:span><text:span text:style-name="T4"> possono essere benefiche o velenose se respirate </text:span><text:span text:style-name="T5">dagli esseri viventi</text:span><text:span text:style-name="T4">. </text:span><text:span text:style-name="T5">Alcune portano effetti anche nell’ambiente circostante.</text:span></text:p>
        </text:list-item>
        <text:list-item>
          <text:p text:style-name="P5"><text:span text:style-name="T5">Alcuni funghi possono essere cotti o distillati per ottenere altre risorse o pozioni.</text:span><text:span text:style-name="T3"><text:line-break/></text:span></text:p>
        </text:list-item>
      </text:list>
      <text:p text:style-name="P1"/>
      <text:p text:style-name="P1">Mycology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2:21:05.807296936</dc:date>
    <meta:editing-duration>PT1H8M15S</meta:editing-duration>
    <meta:editing-cycles>5</meta:editing-cycles>
    <meta:generator>LibreOffice/7.5.2.2$Linux_X86_64 LibreOffice_project/50$Build-2</meta:generator>
    <meta:document-statistic meta:table-count="0" meta:image-count="0" meta:object-count="0" meta:page-count="1" meta:paragraph-count="9" meta:word-count="175" meta:character-count="1103" meta:non-whitespace-character-count="941"/>
  </office:meta>
</office:document-meta>
</file>